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5" style:parent-style-name="Standard" style:family="paragraph">
      <style:text-properties style:font-name="Arial"/>
    </style:style>
    <style:style style:name="T6" style:parent-style-name="Fonteparág.padrão" style:family="text">
      <style:text-properties style:font-name="Arial" fo:color="#000000"/>
    </style:style>
    <style:style style:name="T7" style:parent-style-name="Fonteparág.padrão" style:family="text">
      <style:text-properties style:font-name="Arial" fo:color="#000000"/>
    </style:style>
    <style:style style:name="T8" style:parent-style-name="Fonteparág.padrão" style:family="text">
      <style:text-properties style:font-name="Arial" fo:color="#000000"/>
    </style:style>
    <style:style style:name="T9" style:parent-style-name="Fonteparág.padrão" style:family="text">
      <style:text-properties style:font-name="Arial" fo:color="#000000"/>
    </style:style>
    <style:style style:name="T10" style:parent-style-name="Fonteparág.padrão" style:family="text">
      <style:text-properties style:font-name="Arial" fo:color="#000000"/>
    </style:style>
    <style:style style:name="T11" style:parent-style-name="Fonteparág.padrão" style:family="text">
      <style:text-properties style:font-name="Arial" fo:color="#000000"/>
    </style:style>
    <style:style style:name="T12" style:parent-style-name="Fonteparág.padrão" style:family="text">
      <style:text-properties style:font-name="Arial" fo:color="#000000"/>
    </style:style>
    <style:style style:name="T13" style:parent-style-name="Fonteparág.padrão" style:family="text">
      <style:text-properties style:font-name="Arial" fo:color="#000000"/>
    </style:style>
    <style:style style:name="T14" style:parent-style-name="Fonteparág.padrão" style:family="text">
      <style:text-properties style:font-name="Arial" fo:color="#000000"/>
    </style:style>
    <style:style style:name="T15" style:parent-style-name="Fonteparág.padrão" style:family="text">
      <style:text-properties style:font-name="Arial" fo:color="#000000"/>
    </style:style>
    <style:style style:name="T16" style:parent-style-name="Fonteparág.padrão" style:family="text">
      <style:text-properties style:font-name="Arial" fo:color="#000000"/>
    </style:style>
    <style:style style:name="T17" style:parent-style-name="Fonteparág.padrão" style:family="text">
      <style:text-properties style:font-name="Arial" fo:color="#000000"/>
    </style:style>
    <style:style style:name="T18" style:parent-style-name="Fonteparág.padrão" style:family="text">
      <style:text-properties style:font-name="Arial" fo:color="#000000"/>
    </style:style>
    <style:style style:name="T19" style:parent-style-name="Fonteparág.padrão" style:family="text">
      <style:text-properties style:font-name="Arial" fo:color="#000000"/>
    </style:style>
    <style:style style:name="P20" style:parent-style-name="Textbody" style:family="paragraph">
      <style:paragraph-properties fo:margin-top="0.1666in" fo:margin-bottom="0in" fo:line-height="120%"/>
      <style:text-properties style:font-name="Arial" fo:color="#000000"/>
    </style:style>
    <style:style style:name="P21" style:parent-style-name="Textbody" style:family="paragraph">
      <style:text-properties style:font-name="Arial"/>
    </style:style>
    <style:style style:name="P22" style:parent-style-name="Textbody" style:family="paragraph">
      <style:paragraph-properties fo:margin-top="0.1666in" fo:margin-bottom="0in" fo:line-height="120%"/>
    </style:style>
    <style:style style:name="T23" style:parent-style-name="Fonteparág.padrão" style:family="text">
      <style:text-properties style:font-name="Arial" fo:color="#000000"/>
    </style:style>
    <style:style style:name="T24" style:parent-style-name="Fonteparág.padrão" style:family="text">
      <style:text-properties style:font-name="Arial" fo:color="#000000"/>
    </style:style>
    <style:style style:name="T25" style:parent-style-name="Fonteparág.padrão" style:family="text">
      <style:text-properties style:font-name="Arial" fo:color="#000000"/>
    </style:style>
    <style:style style:name="T26" style:parent-style-name="Fonteparág.padrão" style:family="text">
      <style:text-properties style:font-name="Arial" fo:color="#000000"/>
    </style:style>
    <style:style style:name="T27" style:parent-style-name="Fonteparág.padrão" style:family="text">
      <style:text-properties style:font-name="Arial" fo:color="#000000"/>
    </style:style>
    <style:style style:name="T28" style:parent-style-name="Fonteparág.padrão" style:family="text">
      <style:text-properties style:font-name="Arial" fo:color="#000000"/>
    </style:style>
    <style:style style:name="T29" style:parent-style-name="Fonteparág.padrão" style:family="text">
      <style:text-properties style:font-name="Arial" fo:color="#000000"/>
    </style:style>
    <style:style style:name="T30" style:parent-style-name="Fonteparág.padrão" style:family="text">
      <style:text-properties style:font-name="Arial" fo:color="#000000"/>
    </style:style>
    <style:style style:name="T31" style:parent-style-name="Fonteparág.padrão" style:family="text">
      <style:text-properties style:font-name="Arial" fo:color="#000000"/>
    </style:style>
    <style:style style:name="T32" style:parent-style-name="Fonteparág.padrão" style:family="text">
      <style:text-properties style:font-name="Arial" fo:color="#000000"/>
    </style:style>
    <style:style style:name="T33" style:parent-style-name="Fonteparág.padrão" style:family="text">
      <style:text-properties style:font-name="Arial" fo:color="#000000"/>
    </style:style>
    <style:style style:name="T34" style:parent-style-name="Fonteparág.padrão" style:family="text">
      <style:text-properties style:font-name="Arial" fo:color="#000000"/>
    </style:style>
    <style:style style:name="T35" style:parent-style-name="Fonteparág.padrão" style:family="text">
      <style:text-properties style:font-name="Arial" fo:color="#000000"/>
    </style:style>
    <style:style style:name="T36" style:parent-style-name="Fonteparág.padrão" style:family="text">
      <style:text-properties style:font-name="Arial" fo:color="#000000"/>
    </style:style>
    <style:style style:name="P37" style:parent-style-name="Textbody" style:family="paragraph">
      <style:paragraph-properties fo:margin-top="0.1666in" fo:margin-bottom="0in" fo:line-height="120%"/>
      <style:text-properties style:font-name="Arial" fo:color="#000000"/>
    </style:style>
    <style:style style:name="P38" style:parent-style-name="Textbody" style:family="paragraph">
      <style:paragraph-properties fo:margin-top="0.1666in" fo:margin-bottom="0in" fo:line-height="120%"/>
      <style:text-properties style:font-name="Arial" fo:color="#000000"/>
    </style:style>
    <style:style style:name="P39" style:parent-style-name="Textbody" style:family="paragraph">
      <style:text-properties style:font-name="Arial"/>
    </style:style>
    <style:style style:name="P40" style:parent-style-name="Textbody" style:family="paragraph">
      <style:paragraph-properties fo:margin-top="0.1666in" fo:margin-bottom="0in" fo:line-height="120%"/>
    </style:style>
    <style:style style:name="T41" style:parent-style-name="Fonteparág.padrão" style:family="text">
      <style:text-properties style:font-name="Arial" fo:color="#000000"/>
    </style:style>
    <style:style style:name="T42" style:parent-style-name="Fonteparág.padrão" style:family="text">
      <style:text-properties style:font-name="Arial" fo:color="#000000"/>
    </style:style>
    <style:style style:name="T43" style:parent-style-name="Fonteparág.padrão" style:family="text">
      <style:text-properties style:font-name="Arial" fo:color="#000000"/>
    </style:style>
    <style:style style:name="T44" style:parent-style-name="Fonteparág.padrão" style:family="text">
      <style:text-properties style:font-name="Arial" fo:color="#000000"/>
    </style:style>
    <style:style style:name="T45" style:parent-style-name="Fonteparág.padrão" style:family="text">
      <style:text-properties style:font-name="Arial" fo:color="#000000"/>
    </style:style>
    <style:style style:name="T46" style:parent-style-name="Fonteparág.padrão" style:family="text">
      <style:text-properties style:font-name="Arial" fo:color="#000000"/>
    </style:style>
    <style:style style:name="P47" style:parent-style-name="Textbody" style:family="paragraph">
      <style:paragraph-properties fo:margin-top="0.1666in" fo:margin-bottom="0in" fo:line-height="120%"/>
      <style:text-properties style:font-name="Arial" fo:color="#000000"/>
    </style:style>
    <style:style style:name="P48" style:parent-style-name="Textbody" style:family="paragraph">
      <style:paragraph-properties fo:margin-top="0.1666in" fo:margin-bottom="0in" fo:line-height="120%"/>
      <style:text-properties style:font-name="Arial" fo:color="#000000"/>
    </style:style>
    <style:style style:name="P49" style:parent-style-name="Textbody" style:family="paragraph">
      <style:paragraph-properties fo:margin-top="0.1666in" fo:margin-bottom="0in" fo:line-height="120%"/>
      <style:text-properties style:font-name="Arial" fo:color="#000000"/>
    </style:style>
    <style:style style:name="T50" style:parent-style-name="Fonteparág.padrão" style:family="text">
      <style:text-properties style:font-name="Arial"/>
    </style:style>
  </office:automatic-styles>
  <office:body>
    <office:text text:use-soft-page-breaks="true">
      <text:p text:style-name="P1">Lista<text:s/>A18<text:s/></text:p>
      <text:p text:style-name="P2"/>
      <text:p text:style-name="P3">Nome: Raylander Marques Melo <text:s text:c="6"/>Matrícula: 494563</text:p>
      <text:p text:style-name="P4"/>
      <text:p text:style-name="P5"/>
      <text:p text:style-name="Textbody"><text:bookmark-start text:name="docs-internal-guid-816f8685-7fff-3827-e5"/><text:bookmark-end text:name="docs-internal-guid-816f8685-7fff-3827-e5"/><text:span text:style-name="T6">1</text:span><text:span text:style-name="T7">)<text:s/></text:span><text:span text:style-name="T8">O processo de desenvolvimento de um software é conhecido por sua dificuldade, alt</text:span><text:span text:style-name="T9">a demanda d</text:span><text:span text:style-name="T10">e tempo necessário para<text:s/></text:span><text:span text:style-name="T11">conclui-lo</text:span><text:span text:style-name="T12">. Visto isso, existe uma<text:s/></text:span><text:span text:style-name="T13">pesquisa<text:s/></text:span><text:span text:style-name="T14">constante por<text:s/></text:span><text:span text:style-name="T15">resoluções</text:span><text:span text:style-name="T16"><text:s/>que possam tornar este processo mais simples, rápido e co</text:span><text:span text:style-name="T17">m</text:span><text:span text:style-name="T18"><text:s/>menor preço, a</text:span><text:span text:style-name="T19">inda mantendo a qualidade do produto final.</text:span></text:p>
      <text:p text:style-name="P20">Uma das soluções consiste na ideia de Reuso, que<text:s/>consiste<text:s/>basicamente<text:s/>na utilização de soluções preliminarmente<text:s/>elaboradas para a<text:s/>criação<text:s/>de novos projetos. Mais<text:s/>normalmente<text:s/>são feitos os recursos de Componentes, que consistem em “Artefatos autocontidos, facilmente<text:s/>perceptíveis<text:s/>que descrevem e/ou executam funções específicas e têm interfaces claras, documentação apropriada e uma condição de reuso definida”, e de Frameworks, que consistem em um conjunto de<text:s/>classes implementadas, que permitem reutilização, usadas para auxiliar o desenvolvimento de software.</text:p>
      <text:p text:style-name="P21"/>
      <text:p text:style-name="P22"><text:span text:style-name="T23">2</text:span><text:span text:style-name="T24">)<text:s/></text:span><text:span text:style-name="T25">O Scrum é uma metodologia ágil para<text:s/></text:span><text:span text:style-name="T26">criação e desenvolvimentos</text:span><text:span text:style-name="T27"><text:s/>de projetos complexos. Ele<text:s/></text:span><text:span text:style-name="T28">contém<text:s/></text:span><text:span text:style-name="T29">três pilares: Transparência, Inspeção e Adaptação. Nele<text:s/></text:span><text:span text:style-name="T30">existe</text:span><text:span text:style-name="T31"><text:s/>três papéis<text:s/></text:span><text:span text:style-name="T32">para</text:span><text:span text:style-name="T33"><text:s/>serem exercidos,<text:s/></text:span><text:span text:style-name="T34">inicialmente</text:span><text:span text:style-name="T35"><text:s/>existe o Product Owner, que é único responsável por decidir quais e qual a ordem dos recursos e funcionalidades que serão construídos, em seguida existe o Scrum Master que é responsável por ajudar o motivar o t</text:span><text:span text:style-name="T36">ime a desenvolver o produto assumindo, assim, um papel de facilitador, e por fim existe o Dev Tem, que são quem realmente irão construir o projeto.</text:span></text:p>
      <text:p text:style-name="P37">Para a<text:s/>criação<text:s/>do projeto é criado, pelo Product Owner com<text:s/>a ajuda<text:s/>do Scrum Master a partir da visão do<text:s/>produto, o product backlog, onde as funcionalidades são listadas e organizadas por sua prioridade. Então, estas são<text:s/>separadas<text:s/>para serem<text:s/>executadas durantes as Sprints, que são<text:s/>intervalos<text:s/>de tempo, geralmente entre 2 a 4 semanas, em que estas funcionalidades<text:s/>serão construídas e entregues. Antes do<text:s/>começo<text:s/>de cada Sprint é feita uma reunião para organizar a mesma e nesta reunião é criado o backlog da própria sprint, chamado de Sprint Backlog.</text:p>
      <text:p text:style-name="P38">Além disso, durante uma sprint são feitas reuniões diárias curtas, em<text:s/>que três perguntas são respondidas: “O que fez ontem?”, “O que vai fazer hoje?” e “Tem algum impedimento?”, até que a Sprint seja finalizada, onde é realizado o Sprint Review, que tem como objetivo apresentar o que foi realizado na sprint, para que seja ou não validado, podendo-se fazer mudanças para que o objetivo final seja alcançado. Assim, ao final tem-se o produto ou funcionalidade concluída.</text:p>
      <text:p text:style-name="P39"/>
      <text:p text:style-name="P40"><text:span text:style-name="T41">3</text:span><text:span text:style-name="T42">)<text:s/></text:span><text:span text:style-name="T43">Prova de Conceito ou POC é uma técnica que consiste na apresentação da proposta de um produto e de sua vi</text:span><text:span text:style-name="T44">abilidade. Geralmente é muito confundido com o conceito de Protótipo, que consiste no exercício de visualizar como o produto<text:s/></text:span><text:span text:style-name="T45">funcionará</text:span><text:span text:style-name="T46">.</text:span></text:p>
      <text:soft-page-break/>
      <text:p text:style-name="P47">A partir da POC é possível provar a possibilidade da construção de um produto, programa, recurso ou método, além de permitir que os responsáveis por tomarem as decisões veja a viabilidade da ideia e seu potencial.</text:p>
      <text:p text:style-name="P48">A construção desta possui cinco etapas. Na primeira, “Demonstrar as necessidades do produto”, são elencadas as necessidades do produto, bem como seu público-alvo, embasadas dados que comprovem tal necessidade. A segunda, “Idealizar a solução certa”, a partir dos dados coletados é realizado um brainstorming com soluções, com cada uma destas sendo avaliada levando em consideração todos os fatores necessários para<text:s/>sua construção. Já na terceira, “Criar um protótipo e testá-lo”, um protótipo é desenvolvido e testado em um grupo amostral para se determinar se o produto realmente atende as necessidades levantadas. Na quarta etapa, “Coletar e Documentar Feedback”, é criada a documentação dos testes realizados na terceira e os feedbacks recebidos com muitos detalhes para que seja possível verificar a viabilidade da solução ou, se necessário, apontar melhorias para a mesma. Por fim, na quinta etapa, “Apresentar a POC para<text:s/>aprovação”, a equipe que está desenvolvendo a POC apresenta para os interessados tudo relacionado a mesma.</text:p>
      <text:p text:style-name="P49">mEsta técnica permite, então, em resumo, estudar a viabilidade de uma solução. Por consequência, realizar esse estudo faz com que se ganhe tempo e diminua-se os gastos, pois antes mesmo da solução ser implementada sabe-se se a mesma é possível de ser fazer e, se sim, como fazê-la.</text:p>
      <text:p text:style-name="Textbody"><text:span text:style-name="T5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ylander Marques</dc:creator>
    <meta:creation-date>2022-01-12T18:30:00Z</meta:creation-date>
    <dc:date>2022-01-14T17:26:00Z</dc:date>
    <meta:template xlink:href="Normal" xlink:type="simple"/>
    <meta:editing-cycles>3</meta:editing-cycles>
    <meta:editing-duration>PT4380S</meta:editing-duration>
    <meta:document-statistic meta:page-count="2" meta:paragraph-count="8" meta:word-count="672" meta:character-count="4293" meta:row-count="30" meta:non-whitespace-character-count="3629"/>
  </office:meta>
</office:document-meta>
</file>